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9ba0c" officeooo:paragraph-rsid="0009ba0c"/>
    </style:style>
    <style:style style:name="P2" style:family="paragraph" style:parent-style-name="Text_20_body">
      <style:text-properties officeooo:rsid="0009ba0c" officeooo:paragraph-rsid="0009ba0c"/>
    </style:style>
    <style:style style:name="P3" style:family="paragraph" style:parent-style-name="Text_20_body">
      <style:text-properties officeooo:rsid="001122c9" officeooo:paragraph-rsid="001122c9"/>
    </style:style>
    <style:style style:name="P4" style:family="paragraph" style:parent-style-name="Text_20_body">
      <style:text-properties officeooo:rsid="00124097" officeooo:paragraph-rsid="00124097"/>
    </style:style>
    <style:style style:name="P5" style:family="paragraph" style:parent-style-name="Text_20_body">
      <style:text-properties officeooo:paragraph-rsid="0009ba0c"/>
    </style:style>
    <style:style style:name="P6" style:family="paragraph" style:parent-style-name="Text_20_body">
      <style:text-properties officeooo:rsid="000cd9e9" officeooo:paragraph-rsid="000cd9e9"/>
    </style:style>
    <style:style style:name="P7" style:family="paragraph" style:parent-style-name="Text_20_body">
      <style:text-properties officeooo:rsid="000fcff1" officeooo:paragraph-rsid="000fcff1"/>
    </style:style>
    <style:style style:name="P8" style:family="paragraph" style:parent-style-name="Text_20_body">
      <style:text-properties officeooo:paragraph-rsid="001122c9"/>
    </style:style>
    <style:style style:name="P9" style:family="paragraph" style:parent-style-name="Text_20_body">
      <style:text-properties officeooo:paragraph-rsid="00142bef"/>
    </style:style>
    <style:style style:name="P10" style:family="paragraph" style:parent-style-name="Heading_20_1">
      <style:text-properties officeooo:rsid="0009ba0c" officeooo:paragraph-rsid="0009ba0c"/>
    </style:style>
    <style:style style:name="P11" style:family="paragraph" style:parent-style-name="Heading_20_2">
      <style:text-properties officeooo:rsid="0009ba0c" officeooo:paragraph-rsid="0009ba0c"/>
    </style:style>
    <style:style style:name="P12" style:family="paragraph" style:parent-style-name="Heading_20_2">
      <style:text-properties officeooo:rsid="001122c9" officeooo:paragraph-rsid="001122c9"/>
    </style:style>
    <style:style style:name="P13" style:family="paragraph" style:parent-style-name="Heading_20_2">
      <style:text-properties officeooo:rsid="00124097" officeooo:paragraph-rsid="00124097"/>
    </style:style>
    <style:style style:name="P14" style:family="paragraph" style:parent-style-name="Heading_20_2">
      <style:text-properties officeooo:rsid="00142bef" officeooo:paragraph-rsid="00142bef"/>
    </style:style>
    <style:style style:name="P15" style:family="paragraph" style:parent-style-name="Text_20_body">
      <style:text-properties officeooo:rsid="00152fa3" officeooo:paragraph-rsid="00152fa3"/>
    </style:style>
    <style:style style:name="P16" style:family="paragraph" style:parent-style-name="Text_20_body">
      <style:text-properties officeooo:rsid="00169846" officeooo:paragraph-rsid="00169846"/>
    </style:style>
    <style:style style:name="T1" style:family="text">
      <style:text-properties officeooo:rsid="00152fa3"/>
    </style:style>
    <style:style style:name="T2" style:family="text">
      <style:text-properties officeooo:rsid="001698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</text:p>
      <text:h text:style-name="P10" text:outline-level="1">Présentation du projet</text:h>
      <text:p text:style-name="P5"/>
      <text:h text:style-name="P10" text:outline-level="1">Objectif du projet</text:h>
      <text:h text:style-name="P11" text:outline-level="2">Objectif qualitatif</text:h>
      <text:p text:style-name="P5"/>
      <text:p text:style-name="P2">Recherche de recette simple et accessible </text:p>
      <text:p text:style-name="P6">Proposition de recette en fonction des goûts</text:p>
      <text:p text:style-name="P6">calcul des calories </text:p>
      <text:p text:style-name="P7">programme alimentaire personnalisé pour la semaine </text:p>
      <text:p text:style-name="P7"/>
      <text:h text:style-name="P12" text:outline-level="2">Objectifs quantitatif<text:span text:style-name="T2">s</text:span></text:h>
      <text:p text:style-name="P8"/>
      <text:h text:style-name="P12" text:outline-level="2">Les cibles</text:h>
      <text:p text:style-name="P3">Public cible : Jeune entre 15-30 débutant en cuisine vivant seul ou en couple</text:p>
      <text:p text:style-name="P3">personne âgée : se retrouvant seul </text:p>
      <text:p text:style-name="P3"/>
      <text:h text:style-name="P13" text:outline-level="2">Périmètre du projet</text:h>
      <text:p text:style-name="P4">Mon site ne doit pas être multilingue </text:p>
      <text:p text:style-name="P4">il n’y aura pas de boutique</text:p>
      <text:p text:style-name="P4">aucune solution de paiement</text:p>
      <text:p text:style-name="P4"><text:s/></text:p>
      <text:h text:style-name="P10" text:outline-level="1"/>
      <text:p text:style-name="P2"/>
      <text:p text:style-name="P2"/>
      <text:h text:style-name="P10" text:outline-level="1"><text:soft-page-break/>Présentation</text:h>
      <text:p text:style-name="P4">Dépôt du nom basique_cuisine</text:p>
      <text:h text:style-name="P14" text:outline-level="2">Fonctionnalités principales :</text:h>
      <text:p text:style-name="P9">P<text:span text:style-name="T1">roposition de recette trier par différent critère(popularité, prix, calories).</text:span></text:p>
      <text:p text:style-name="P15">Création d’un programme personnalisé <text:span text:style-name="T2">d’alimentation sur une semaine.</text:span></text:p>
      <text:p text:style-name="P16">expérience personnalisée par rapport aux préférences, aux envies et au moyen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9ba0c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09:59:09.542000000</meta:creation-date>
    <dc:date>2024-11-25T16:55:47.133000000</dc:date>
    <meta:editing-duration>PT1H17M31S</meta:editing-duration>
    <meta:editing-cycles>5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23" meta:word-count="113" meta:character-count="782" meta:non-whitespace-character-count="685"/>
  </office:meta>
</office:document-meta>
</file>